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 style:list-style-name="L2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 style:list-style-name="L6"/>
    <style:style style:name="P6" style:family="paragraph" style:parent-style-name="Standard" style:list-style-name="L7"/>
    <style:style style:name="P7" style:family="paragraph" style:parent-style-name="Standard" style:list-style-name="L8"/>
    <style:style style:name="P8" style:family="paragraph" style:parent-style-name="Standard" style:list-style-name="L9"/>
    <style:style style:name="P9" style:family="paragraph" style:parent-style-name="Standard" style:list-style-name="L10"/>
    <style:style style:name="P10" style:family="paragraph" style:parent-style-name="Standard" style:list-style-name="L1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iminisi Inpainting</text:p>
      <text:p text:style-name="Standard"/>
      <text:p text:style-name="Standard">David Doria</text:p>
      <text:p text:style-name="Standard"/>
      <text:p text:style-name="P1">Abstract</text:p>
      <text:p text:style-name="Standard"/>
      <text:p text:style-name="Standard">This document presents a system to fill a hole in an image by copying patches from elsewhere in the</text:p>
      <text:p text:style-name="Standard">image. These patches should be a good continuation of the hole boundary into the hole. The patch</text:p>
      <text:p text:style-name="Standard">copying is done in an order which attempts to preserve linear structures in the image. This</text:p>
      <text:p text:style-name="Standard">implementation is based on the algorithm described in ``Object Removal by Exemplar-Based</text:p>
      <text:p text:style-name="Standard">Inpainting'' (Criminisi et. al.).</text:p>
      <text:p text:style-name="Standard"/>
      <text:p text:style-name="P1">Introduction</text:p>
      <text:p text:style-name="Standard">This document presents a system to fill a hole in an image by copying patches from elsewhere in the</text:p>
      <text:p text:style-name="Standard">image. These patches should be a good continuation of the hole boundary into the hole. The patch</text:p>
      <text:p text:style-name="Standard">copying is done in an order which attempts to preserve linear structures in the image. This</text:p>
      <text:p text:style-name="Standard">implementation is entirely based on the algorithm described in \cite{criminisi}. There are many</text:p>
      <text:p text:style-name="Standard">subtle details of the implementation which are explained throughout this paper.</text:p>
      <text:p text:style-name="Standard"/>
      <text:p text:style-name="Standard">Terminology</text:p>
      <text:p text:style-name="Standard">Throughout this document, the ``source region'' is the portion of the image which is known (is not</text:p>
      <text:p text:style-name="Standard">part of the hole) at the beginning. The ``target region'' is the current hole to be filled.</text:p>
      <text:p text:style-name="Standard"/>
      <text:p text:style-name="Standard">Algorithm Overview</text:p>
      <text:p text:style-name="Standard">The inputs to the algorithm consist of an image and a binary mask the same size as the image.</text:p>
      <text:p text:style-name="Standard">Non-zero pixels in the mask indicate the region of the image which is to be considered the hole to</text:p>
      <text:p text:style-name="Standard">inpaint/complete. Throughout this paper, we have colored the region in the input image corresponding</text:p>
      <text:p text:style-name="Standard">to the hole bright green. This color irrelevant - we have done this only to make it obvious to tell</text:p>
      <text:p text:style-name="Standard">if any part of the hole remains after inpainting (it should not). In practice, the input image need</text:p>
      <text:p text:style-name="Standard">not be modified.</text:p>
      <text:p text:style-name="Standard"/>
      <text:p text:style-name="Standard">Algorithm Synthetic Demonstration</text:p>
      <text:p text:style-name="Standard">Figure \ref{fig:SyntheticDemonstration} shows a synthetic demonstration of the algorithm. The image</text:p>
      <text:p text:style-name="Standard">consists of a black region (top) and a gray region (bottom). <text:s/>This simple example is used for</text:p>
      <text:p text:style-name="Standard">testing because we know the result to expect - the dividing line between the black region and gray</text:p>
      <text:p text:style-name="Standard">region should be continued smoothly.</text:p>
      <text:p text:style-name="Standard"/>
      <text:p text:style-name="Standard">\begin{figure}[H]</text:p>
      <text:p text:style-name="Standard">\centering</text:p>
      <text:p text:style-name="Standard">\subfigure[Image to be filled. The region to be filled is shown in bright green.]</text:p>
      <text:p text:style-name="Standard"><text:s text:c="2"/>{</text:p>
      <text:p text:style-name="Standard"><text:s text:c="2"/>\includegraphics[width=0.3\linewidth]{images/BlackWhite}</text:p>
      <text:p text:style-name="Standard"><text:s text:c="2"/>\label{fig:SyntheticDemonstration:ExampleInputImage}</text:p>
      <text:p text:style-name="Standard"><text:s text:c="2"/>}</text:p>
      <text:p text:style-name="Standard">\subfigure[The mask of the region to inpaint.]</text:p>
      <text:p text:style-name="Standard"><text:s text:c="2"/>{</text:p>
      <text:p text:style-name="Standard"><text:s text:c="2"/>\includegraphics[width=0.3\linewidth]{images/BlackWhiteMask}</text:p>
      <text:p text:style-name="Standard"><text:s text:c="2"/>\label{fig:SyntheticDemonstration:ExampleInputMask}</text:p>
      <text:p text:style-name="Standard"><text:s text:c="2"/>}</text:p>
      <text:p text:style-name="Standard"><text:soft-page-break/>\subfigure[The result of the inpainting.]</text:p>
      <text:p text:style-name="Standard"><text:s text:c="2"/>{</text:p>
      <text:p text:style-name="Standard"><text:s text:c="2"/>\includegraphics[width=0.3\linewidth]{images/BlackWhiteResult}</text:p>
      <text:p text:style-name="Standard"><text:s text:c="2"/>\label{fig:SyntheticDemonstration:ExampleInputOutput}</text:p>
      <text:p text:style-name="Standard"><text:s text:c="2"/>}</text:p>
      <text:p text:style-name="Standard">\caption{Synthetic Demonstration}</text:p>
      <text:p text:style-name="Standard">\label{fig:SyntheticDemonstration}</text:p>
      <text:p text:style-name="Standard">\end{figure}</text:p>
      <text:p text:style-name="Standard"/>
      <text:p text:style-name="Standard">Algorithm Realistic Demonstration</text:p>
      <text:p text:style-name="Standard">Figure \ref{fig:RealisticDemonstration} shows a real example of the algorithm. This result shows the</text:p>
      <text:p text:style-name="Standard">typical quality of inpainting that the algorithm produces. </text:p>
      <text:p text:style-name="Standard"/>
      <text:p text:style-name="Standard">\begin{figure}[H]</text:p>
      <text:p text:style-name="Standard">\centering</text:p>
      <text:p text:style-name="Standard">\subfigure[Image to be filled. The region to be filled is shown in bright green.]</text:p>
      <text:p text:style-name="Standard"><text:s text:c="2"/>{</text:p>
      <text:p text:style-name="Standard"><text:s text:c="2"/>\includegraphics[width=0.3\linewidth]{images/Bungee}</text:p>
      <text:p text:style-name="Standard"><text:s text:c="2"/>\label{fig:RealisticDemonstration:ExampleInputImage}</text:p>
      <text:p text:style-name="Standard"><text:s text:c="2"/>}</text:p>
      <text:p text:style-name="Standard">\subfigure[The mask of the region to inpaint.]</text:p>
      <text:p text:style-name="Standard"><text:s text:c="2"/>{</text:p>
      <text:p text:style-name="Standard"><text:s text:c="2"/>\includegraphics[width=0.3\linewidth]{images/BungeeMask}</text:p>
      <text:p text:style-name="Standard"><text:s text:c="2"/>\label{fig:RealisticDemonstration:ExampleInputMask}</text:p>
      <text:p text:style-name="Standard"><text:s text:c="2"/>}</text:p>
      <text:p text:style-name="Standard">\subfigure[The result of the inpainting. This took about 30 seconds on a P4 3GHz processor with a</text:p>
      <text:p text:style-name="Standard">206x308 image and a patch radius = 5.]</text:p>
      <text:p text:style-name="Standard"><text:s text:c="2"/>{</text:p>
      <text:p text:style-name="Standard"><text:s text:c="2"/>\includegraphics[width=0.3\linewidth]{images/BungeeResult}</text:p>
      <text:p text:style-name="Standard"><text:s text:c="2"/>\label{fig:RealisticDemonstration:ExampleInputOutput}</text:p>
      <text:p text:style-name="Standard"><text:s text:c="2"/>}</text:p>
      <text:p text:style-name="Standard">\caption{Realistic Demonstration}</text:p>
      <text:p text:style-name="Standard">\label{fig:RealisticDemonstration}</text:p>
      <text:p text:style-name="Standard">\end{figure}</text:p>
      <text:p text:style-name="Standard"/>
      <text:p text:style-name="Standard">Algorithm Structure}</text:p>
      <text:p text:style-name="Standard">An overview of the algorithm is:</text:p>
      <text:list xml:id="list2142587554" text:style-name="L2">
        <text:list-item>
          <text:p text:style-name="P2">Initialize:</text:p>
          <text:list>
            <text:list-item>
              <text:p text:style-name="P2">Read an image and a binary mask. Non-zero pixels in the mask describe the hole to fill.</text:p>
            </text:list-item>
            <text:list-item>
              <text:p text:style-name="P2">Set the size of the patches which will be copied. (Typically an 11x11 patch (patch</text:p>
            </text:list-item>
          </text:list>
        </text:list-item>
      </text:list>
      <text:p text:style-name="Standard">radius = 5) is used).</text:p>
      <text:list xml:id="list1019365986" text:style-name="L4">
        <text:list-item>
          <text:p text:style-name="P3">Locate all patches of the image which are completely inside the image and completely in</text:p>
        </text:list-item>
      </text:list>
      <text:p text:style-name="Standard">the source region. These are stored as an $std::vector&lt;itk::ImageRegion&lt;2&gt; &gt;$ named SourcePatches.</text:p>
      <text:p text:style-name="Standard"/>
      <text:p text:style-name="Standard"/>
      <text:list xml:id="list848342827" text:style-name="L5">
        <text:list-item>
          <text:p text:style-name="P4">Main loop:</text:p>
          <text:list>
            <text:list-item>
              <text:p text:style-name="P4">Compute the priority of every pixel on the hole boundary (see Section</text:p>
            </text:list-item>
          </text:list>
        </text:list-item>
      </text:list>
      <text:p text:style-name="Standard">\ref{subsec:AlgorithmDetails:Priorities})</text:p>
      <text:list xml:id="list1012650836" text:style-name="L6">
        <text:list-item>
          <text:p text:style-name="P5"><text:soft-page-break/>Determine the boundary pixel with the highest priority. We will call this the target</text:p>
        </text:list-item>
      </text:list>
      <text:p text:style-name="Standard">pixel. The region centered at the target pixel and the size of the patches is called the target</text:p>
      <text:p text:style-name="Standard">patch.</text:p>
      <text:list xml:id="list1861701670" text:style-name="L7">
        <text:list-item>
          <text:p text:style-name="P6">Find the SourcePatch which best matches the portion of the target patch in the source</text:p>
        </text:list-item>
      </text:list>
      <text:p text:style-name="Standard">region.</text:p>
      <text:list xml:id="list1977787967" text:style-name="L8">
        <text:list-item>
          <text:p text:style-name="P7">Copy the corresponding portion of the source patch into the target region of the target</text:p>
        </text:list-item>
      </text:list>
      <text:p text:style-name="Standard">patch.</text:p>
      <text:list xml:id="list111021193" text:style-name="L9">
        <text:list-item>
          <text:p text:style-name="P8">Repeat until the target region consists of zero pixels.</text:p>
        </text:list-item>
      </text:list>
      <text:p text:style-name="Standard"/>
      <text:p text:style-name="P1">Algorithm Details</text:p>
      <text:p text:style-name="Standard">The two main parts of the algorithm are</text:p>
      <text:p text:style-name="Standard"/>
      <text:list xml:id="list233641709" text:style-name="L10">
        <text:list-item>
          <text:p text:style-name="P9">Determine the priority of each boundary pixel. This determines the order with which the hole</text:p>
        </text:list-item>
      </text:list>
      <text:p text:style-name="Standard">is filled.</text:p>
      <text:p text:style-name="Standard"><text:s/>2. Find the best matching patch to the patch around the pixel with the highest priority.</text:p>
      <text:p text:style-name="Standard"/>
      <text:p text:style-name="Standard"/>
      <text:p text:style-name="P1">Priorities</text:p>
      <text:p text:style-name="Standard"/>
      <text:p text:style-name="Standard">The priority $P(p)$ of a pixel $p$ is given by the product of a Confidence term $C(p)$ and a Data</text:p>
      <text:p text:style-name="Standard">term $D(p)$.</text:p>
      <text:p text:style-name="Standard"/>
      <text:p text:style-name="Standard">P(p) = C(p)D(p)</text:p>
      <text:p text:style-name="Standard"/>
      <text:p text:style-name="Standard">The original author describes the terms:</text:p>
      <text:p text:style-name="Standard"/>
      <text:p text:style-name="Standard">``C(p) may be thought of as a measure of the amount of reliable information surrounding the pixel</text:p>
      <text:p text:style-name="Standard">'p'. The intention is to fill first those patches which have more of their pixels already filled,</text:p>
      <text:p text:style-name="Standard">with additional preference given to pixels that were filled early on (or that were never part of the</text:p>
      <text:p text:style-name="Standard">target region).''</text:p>
      <text:p text:style-name="Standard"/>
      <text:p text:style-name="Standard">``D(p) is a function of the strength of the isophotes hitting the front at each iteration. This term</text:p>
      <text:p text:style-name="Standard">boosts the priority of a patch that an isophot ''flows`` into. This factor is of fundamental</text:p>
      <text:p text:style-name="Standard">importance in our algorithm because it encourages linear structures to be synthesized first, and,</text:p>
      <text:p text:style-name="Standard">therefore propagated securely into the target region.''</text:p>
      <text:p text:style-name="Standard"/>
      <text:p text:style-name="P1">Confidence Term</text:p>
      <text:p text:style-name="Standard">The confidence term is computed as:</text:p>
      <text:p text:style-name="Standard"/>
      <text:p text:style-name="Standard"><text:s/>C(p) = \frac{\sum \mbox{Confidences of patch pixels in the source region}}{\mbox{Area of the</text:p>
      <text:p text:style-name="Standard">patch}}</text:p>
      <text:p text:style-name="Standard"/>
      <text:p text:style-name="Standard">To initialize, the confidence inside the hole is set to $0$ and the confidence outside the hole is</text:p>
      <text:p text:style-name="Standard">set to $1$.</text:p>
      <text:p text:style-name="Standard"/>
      <text:p text:style-name="P1">Data Term</text:p>
      <text:p text:style-name="Standard">The data term is computed as:</text:p>
      <text:p text:style-name="Standard"/>
      <text:p text:style-name="Standard"><text:soft-page-break/><text:s/>D(p) = \frac{\mbox{dot}(\mbox{isophote}, \mbox{boundary normal})}{\alpha}</text:p>
      <text:p text:style-name="Standard"/>
      <text:p text:style-name="Standard">$\alpha$ is a normalization factor that should be set to $255$ for grayscale images, but that value</text:p>
      <text:p text:style-name="Standard">also seems to work well for RGB images.</text:p>
      <text:p text:style-name="Standard"/>
      <text:p text:style-name="Standard">No initialization is necessary because this term is not recursive - it can be computed from the data</text:p>
      <text:p text:style-name="Standard">directly at each iteration.</text:p>
      <text:p text:style-name="Standard"/>
      <text:p text:style-name="P1">Patch Matching</text:p>
      <text:p text:style-name="Standard">To compare two patches (a source patch and a target patch), we compute the normalized sum of squared</text:p>
      <text:p text:style-name="Standard">differences between every pixel which is in the source region of target patches (all pixels of the</text:p>
      <text:p text:style-name="Standard">SourcePatch are in the source region by definition).</text:p>
      <text:p text:style-name="Standard"/>
      <text:p text:style-name="P1">Implementation Details</text:p>
      <text:p text:style-name="Standard"/>
      <text:p text:style-name="Standard">\subsection{Isophotes}</text:p>
      <text:p text:style-name="Standard">An isophotes is simply a gradient vector rotated by 90 degrees. It indicates the direction of</text:p>
      <text:p text:style-name="Standard">``same-ness'' rather than the direction of maximum difference. There is a small trick, however, to</text:p>
      <text:p text:style-name="Standard">computing the isophotes. We originally tried to compute the isophotes using the following procedure:</text:p>
      <text:p text:style-name="Standard"/>
      <text:list xml:id="list549502589" text:style-name="L12">
        <text:list-item>
          <text:p text:style-name="P10">Convert the RGB image to a grayscale image.</text:p>
        </text:list-item>
        <text:list-item>
          <text:p text:style-name="P10">Blur the grayscale image.</text:p>
        </text:list-item>
        <text:list-item>
          <text:p text:style-name="P10">Compute the gradient using itkGradientImageFilter.</text:p>
        </text:list-item>
        <text:list-item>
          <text:p text:style-name="P10">Rotate the resulting vectors by 90 degrees.</text:p>
        </text:list-item>
        <text:list-item>
          <text:p text:style-name="P10">Keep only the values in the source region.</text:p>
        </text:list-item>
      </text:list>
      <text:p text:style-name="Standard"/>
      <text:p text:style-name="Standard">This procedure produces the gradient magnitude map shown in Figure \ref{fig:ErroneousGradient}.</text:p>
      <text:p text:style-name="Standard">\begin{figure}[H]</text:p>
      <text:p text:style-name="Standard"><text:s text:c="2"/>\centering</text:p>
      <text:p text:style-name="Standard"><text:s text:c="2"/>\includegraphics[width=0.3\linewidth]{images/ErroneousGradient}</text:p>
      <text:p text:style-name="Standard"><text:s text:c="2"/>\caption{Result of naively computing the image gradient.}</text:p>
      <text:p text:style-name="Standard"><text:s text:c="2"/>\label{fig:ErroneousGradient}</text:p>
      <text:p text:style-name="Standard">\end{figure}</text:p>
      <text:p text:style-name="Standard"/>
      <text:p text:style-name="Standard">The high values of the gradient magnitude surrounding the target region are very troublesome. The</text:p>
      <text:p text:style-name="Standard">resulting gradient magnitude image using this technique is sensitive to the choice of the pixel</text:p>
      <text:p text:style-name="Standard">values in the target region, which we actually want to be a completely arbitrary choice (it should</text:p>
      <text:p text:style-name="Standard">not affect anything). More importantly, the gradient plays a large part in the computation of the</text:p>
      <text:p text:style-name="Standard">pixel priorities, and this computation is greatly disturbed by these erroneous values. Simply</text:p>
      <text:p text:style-name="Standard">ignoring these boundary isophotes is not an option because the isophotes on the boundary are exactly</text:p>
      <text:p text:style-name="Standard">the ones that are used in the computation of the Data term. To fix this problem, we immediately</text:p>
      <text:p text:style-name="Standard">dilate the mask specified by the user. This allows us to compute the isophotes as described above,</text:p>
      <text:p text:style-name="Standard">but now we have image information on both sides of the hole boundary, leading to a valid gradient</text:p>
      <text:p text:style-name="Standard">everywhere we need it to be. Figure \ref{fig:ErrorneousGradientCorrection} shows the procedure for</text:p>
      <text:p text:style-name="Standard">fixing this problem.</text:p>
      <text:p text:style-name="Standard"/>
      <text:p text:style-name="Standard">\begin{figure}[H]</text:p>
      <text:p text:style-name="Standard"><text:soft-page-break/>\centering</text:p>
      <text:p text:style-name="Standard">\subfigure[Image to be filled. The target region is shown in green.]</text:p>
      <text:p text:style-name="Standard"><text:s text:c="2"/>{</text:p>
      <text:p text:style-name="Standard"><text:s text:c="2"/>\includegraphics[width=0.3\linewidth]{images/BlackWhite}</text:p>
      <text:p text:style-name="Standard"><text:s text:c="2"/>\label{fig:ErrorneousGradientCorrection:InputImage}</text:p>
      <text:p text:style-name="Standard"><text:s text:c="2"/>}</text:p>
      <text:p text:style-name="Standard">\subfigure[The dilated mask.]</text:p>
      <text:p text:style-name="Standard"><text:s text:c="2"/>{</text:p>
      <text:p text:style-name="Standard"><text:s text:c="2"/>\includegraphics[width=0.3\linewidth]{images/BlackWhiteDilatedMask}</text:p>
      <text:p text:style-name="Standard"><text:s text:c="2"/>\label{fig:ErrorneousGradientCorrection:InputDilated}</text:p>
      <text:p text:style-name="Standard"><text:s text:c="2"/>}</text:p>
      <text:p text:style-name="Standard">\subfigure[The gradient magnitude with pixels in the new (enlarged) target region set to zero.]</text:p>
      <text:p text:style-name="Standard"><text:s text:c="2"/>{</text:p>
      <text:p text:style-name="Standard"><text:s text:c="2"/>\includegraphics[width=0.3\linewidth]{images/MaskedGradientMagnitude}</text:p>
      <text:p text:style-name="Standard"><text:s text:c="2"/>\label{fig:ErrorneousGradientCorrection:Output}</text:p>
      <text:p text:style-name="Standard"><text:s text:c="2"/>}</text:p>
      <text:p text:style-name="Standard">\caption{Procedure for fixing the erroneous gradient problem.}</text:p>
      <text:p text:style-name="Standard">\label{fig:ErrorneousGradientCorrection}</text:p>
      <text:p text:style-name="Standard">\end{figure}</text:p>
      <text:p text:style-name="Standard"/>
      <text:p text:style-name="Standard">As you can see, this gradient magnitude image is exactly what we would expect.</text:p>
      <text:p text:style-name="Standard"/>
      <text:p text:style-name="P1">Boundary Normals</text:p>
      <text:p text:style-name="Standard">There are two things to be careful with when computing the boundary normals: computing the normals</text:p>
      <text:p text:style-name="Standard">only on the one pixel thick boundary, and using the correct side of the masked region as the</text:p>
      <text:p text:style-name="Standard">boundary.</text:p>
      <text:p text:style-name="Standard"/>
      <text:p text:style-name="P1">Computing boundary normals only on the one pixel thick boundary</text:p>
      <text:p text:style-name="Standard">If we compute the normals directly on the binary mask, the set of resulting vectors are too</text:p>
      <text:p text:style-name="Standard">discretized to be of use. Therefore, we first blur the mask. However, the gradient of the blurred</text:p>
      <text:p text:style-name="Standard">mask results in non-zero vectors in the gradient image in many more pixels (a ``thick'' boundary)</text:p>
      <text:p text:style-name="Standard">than the gradient of the original mask (a single pixel ``thin'' boundary). Therefore, we must mask</text:p>
      <text:p text:style-name="Standard">the gradient of the blurred mask to keep only the pixels which would have been non-zero in the</text:p>
      <text:p text:style-name="Standard">original mask gradient.</text:p>
      <text:p text:style-name="Standard"/>
      <text:p text:style-name="Standard"/>
      <text:p text:style-name="P1">Using the correct side of the masked region as the boundary</text:p>
      <text:p text:style-name="Standard">There are two potential boundaries that can be extracted from a masked region - the ``inner''</text:p>
      <text:p text:style-name="Standard">boundary and the ``outer'' boundary. As shown in Figure \ref{fig:BoundarySide}, the inner boundary</text:p>
      <text:p text:style-name="Standard">(red) is composed of pixels originally on the white (masked) side of the blob, and the outer</text:p>
      <text:p text:style-name="Standard">boundary (green) is composed of pixels originally on the black (unmasked) side of the blob. It is</text:p>
      <text:p text:style-name="Standard">important that we use the outer boundary, because we need the boundary to be defined at the same</text:p>
      <text:p text:style-name="Standard">pixels that we have image information, which is only in the source (black/unmasked) region.</text:p>
      <text:p text:style-name="Standard"/>
      <text:p text:style-name="Standard">\begin{figure}[H]</text:p>
      <text:p text:style-name="Standard">\centering</text:p>
      <text:p text:style-name="Standard">\subfigure[The inner boundary.]</text:p>
      <text:p text:style-name="Standard"><text:s text:c="2"/>{</text:p>
      <text:p text:style-name="Standard"><text:s text:c="2"/>\includegraphics[width=0.3\linewidth]{images/BlackWhiteMask}</text:p>
      <text:p text:style-name="Standard"><text:soft-page-break/><text:s text:c="2"/>\label{fig:BoundarySide:Mask}</text:p>
      <text:p text:style-name="Standard"><text:s text:c="2"/>}</text:p>
      <text:p text:style-name="Standard">\subfigure[Outer boundary (green) and inner boundary (red).]</text:p>
      <text:p text:style-name="Standard"><text:s text:c="2"/>{</text:p>
      <text:p text:style-name="Standard"><text:s text:c="2"/>\includegraphics[width=0.3\linewidth]{images/BothBoundaries}</text:p>
      <text:p text:style-name="Standard"><text:s text:c="2"/>\label{fig:BoundarySide:BothBoundaries}</text:p>
      <text:p text:style-name="Standard"><text:s text:c="2"/>}</text:p>
      <text:p text:style-name="Standard">\caption{Inner vs Outer Boundary of a Region}</text:p>
      <text:p text:style-name="Standard">\label{fig:BoundarySide}</text:p>
      <text:p text:style-name="Standard">\end{figure}</text:p>
      <text:p text:style-name="Standard"/>
      <text:p text:style-name="P1">Code Snippet</text:p>
      <text:p text:style-name="Standard">The CriminisiInpainting class must be instantiated using the type of image to be inpainted. Then the</text:p>
      <text:p text:style-name="Standard">patch radius must be set, the image and mask provided, and the Inpaint() function called.</text:p>
      <text:p text:style-name="Standard">\begin{verbatim}</text:p>
      <text:p text:style-name="Standard"><text:s text:c="2"/>CriminisiInpainting&lt;ImageType&gt; Inpainting;</text:p>
      <text:p text:style-name="Standard"><text:s text:c="2"/>Inpainting.SetPatchRadius(5);</text:p>
      <text:p text:style-name="Standard"><text:s text:c="2"/>Inpainting.SetImage(imageReader-&gt;GetOutput());</text:p>
      <text:p text:style-name="Standard"><text:s text:c="2"/>Inpainting.SetInputMask(maskReader-&gt;GetOutput());</text:p>
      <text:p text:style-name="Standard"><text:s text:c="2"/>Inpainting.Inpaint();</text:p>
      <text:p text:style-name="Standard"/>
      <text:p text:style-name="Standard"><text:s text:c="2"/>ImageType::Pointer result = Inpainting.GetResult();</text:p>
      <text:p text:style-name="Standard"/>
      <text:p text:style-name="Standard">If you would like to see what happens at every step of the algorithm, you can use:</text:p>
      <text:p text:style-name="Standard">Inpainting.SetWriteIntermediateImages(true); </text:p>
      <text:p text:style-name="Standard">NOTE: Several images are output at each iteration - these files could be quite large!</text:p>
      <text:p text:style-name="Standard"/>
      <text:p text:style-name="Standard"><text:tab/>\bibitem{criminisi}</text:p>
      <text:p text:style-name="Standard"><text:tab/> <text:s/>A. Criminisi, P. Perez, K. Toyama,</text:p>
      <text:p text:style-name="Standard"><text:tab/> <text:s/>\emph{Object Removal by Exemplar-Based Inpainting}.</text:p>
      <text:p text:style-name="Standard"><text:tab/> <text:s/>Computer Vision and Pattern Recognition 200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Doria</meta:initial-creator>
    <meta:creation-date>2011-11-11T17:34:08</meta:creation-date>
    <dc:date>2011-11-11T17:52:33</dc:date>
    <dc:creator>David Doria</dc:creator>
    <meta:editing-duration>PT18M26S</meta:editing-duration>
    <meta:editing-cycles>4</meta:editing-cycles>
    <meta:generator>LibreOffice/3.4$Linux LibreOffice_project/340m1$Build-302</meta:generator>
    <meta:document-statistic meta:table-count="0" meta:image-count="0" meta:object-count="0" meta:page-count="6" meta:paragraph-count="226" meta:word-count="1662" meta:character-count="11768" meta:non-whitespace-character-count="10218"/>
  </office:meta>
</office:document-meta>
</file>